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8f431" officeooo:paragraph-rsid="0018f431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9d190" officeooo:paragraph-rsid="0019d190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1b90d3" officeooo:paragraph-rsid="0019d1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de" fo:country="DE" fo:font-style="normal" fo:font-weight="normal" officeooo:rsid="001b90d3" officeooo:paragraph-rsid="001b90d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8f431" officeooo:paragraph-rsid="0018f431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fo:font-style="normal" fo:font-weight="bold" officeooo:rsid="0019d190" officeooo:paragraph-rsid="0019d190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19d190" officeooo:paragraph-rsid="0019d1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1b90d3" officeooo:paragraph-rsid="0019d1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003f"/>
    </style:style>
    <style:style style:name="T3" style:family="text">
      <style:text-properties officeooo:rsid="001ef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6">Übungsblatt <text:span text:style-name="T3">5</text:span></text:p>
      <text:p text:style-name="P6"/>
      <text:p text:style-name="P6"/>
      <text:p text:style-name="P6">Computergraphik I </text:p>
      <text:p text:style-name="P6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<text:span text:style-name="T3">06</text:span>.0<text:span text:style-name="T3">2</text:span>.2015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345318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2"/>
      <text:p text:style-name="P3">1. </text:p>
      <text:p text:style-name="P4"/>
      <text:p text:style-name="P4"/>
      <text:p text:style-name="P7">2.</text:p>
      <text:p text:style-name="P7"/>
      <text:p text:style-name="P8"/>
      <text:p text:style-name="P8">3.</text:p>
      <text:p text:style-name="P8"/>
      <text:p text:style-name="P9"/>
      <text:p text:style-name="P9">4.</text:p>
      <text:p text:style-name="P14"/>
      <text:p text:style-name="P9"/>
      <text:p text:style-name="P9">5.</text:p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04:51.980000000</meta:creation-date>
    <meta:editing-duration>PT2M45S</meta:editing-duration>
    <meta:editing-cycles>4</meta:editing-cycles>
    <meta:generator>LibreOffice/4.3.2.2$Windows_x86 LibreOffice_project/edfb5295ba211bd31ad47d0bad0118690f76407d</meta:generator>
    <dc:date>2015-01-16T12:04:16.623000000</dc:date>
    <meta:document-statistic meta:table-count="0" meta:image-count="0" meta:object-count="0" meta:page-count="2" meta:paragraph-count="14" meta:word-count="27" meta:character-count="167" meta:non-whitespace-character-count="150"/>
    <meta:user-defined meta:name="Info 1"/>
    <meta:user-defined meta:name="Info 2"/>
    <meta:user-defined meta:name="Info 3"/>
    <meta:user-defined meta:name="Info 4"/>
  </office:meta>
</office:document-meta>
</file>